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c0f" officeooo:paragraph-rsid="0015d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24;334</text:p>
      <text:p text:style-name="P1">1235;334</text:p>
      <text:p text:style-name="P1">1448;333</text:p>
      <text:p text:style-name="P1">1660;334</text:p>
      <text:p text:style-name="P1">1873;333</text:p>
      <text:p text:style-name="P1">2085;334</text:p>
      <text:p text:style-name="P1">2298;333</text:p>
      <text:p text:style-name="P1">2511;334</text:p>
      <text:p text:style-name="P1">2723;334</text:p>
      <text:p text:style-name="P1">2936;335</text:p>
      <text:p text:style-name="P1">3149;334</text:p>
      <text:p text:style-name="P1">3362;334</text:p>
      <text:p text:style-name="P1">3575;334</text:p>
      <text:p text:style-name="P1">3787;335</text:p>
      <text:p text:style-name="P1">4000;334</text:p>
      <text:p text:style-name="P1">4213;333</text:p>
      <text:p text:style-name="P1">4425;333</text:p>
      <text:p text:style-name="P1">4638;334</text:p>
      <text:p text:style-name="P1">4851;335</text:p>
      <text:p text:style-name="P1">5063;334</text:p>
      <text:p text:style-name="P1">5276;334</text:p>
      <text:p text:style-name="P1">5489;333</text:p>
      <text:p text:style-name="P1">5701;333</text:p>
      <text:p text:style-name="P1">5914;334</text:p>
      <text:p text:style-name="P1">6127;334</text:p>
      <text:p text:style-name="P1">6339;334</text:p>
      <text:p text:style-name="P1">6525;18</text:p>
      <text:p text:style-name="P1">6646;16</text:p>
      <text:p text:style-name="P1">6767;15</text:p>
      <text:p text:style-name="P1">6887;14</text:p>
      <text:p text:style-name="P1">7007;14</text:p>
      <text:p text:style-name="P1">7127;14</text:p>
      <text:p text:style-name="P1">7246;14</text:p>
      <text:p text:style-name="P1">7366;15</text:p>
      <text:p text:style-name="P1">7486;14</text:p>
      <text:p text:style-name="P1">7606;14</text:p>
      <text:p text:style-name="P1">7726;13</text:p>
      <text:p text:style-name="P1">7845;12</text:p>
      <text:p text:style-name="P1">7965;12</text:p>
      <text:p text:style-name="P1">8084;12</text:p>
      <text:p text:style-name="P1">8204;12</text:p>
      <text:p text:style-name="P1">8323;11</text:p>
      <text:p text:style-name="P1">8441;12</text:p>
      <text:p text:style-name="P1">8560;11</text:p>
      <text:p text:style-name="P1">8679;11</text:p>
      <text:p text:style-name="P1">8799;10</text:p>
      <text:p text:style-name="P1">8918;9</text:p>
      <text:p text:style-name="P1">9035;9</text:p>
      <text:p text:style-name="P1">9154;9</text:p>
      <text:p text:style-name="P1">9272;8</text:p>
      <text:p text:style-name="P1">9390;8</text:p>
      <text:p text:style-name="P1">9508;7</text:p>
      <text:p text:style-name="P1"><text:soft-page-break/>9626;6</text:p>
      <text:p text:style-name="P1">9743;6</text:p>
      <text:p text:style-name="P1">9861;6</text:p>
      <text:p text:style-name="P1">9978;5</text:p>
      <text:p text:style-name="P1">10095;5</text:p>
      <text:p text:style-name="P1">10213;5</text:p>
      <text:p text:style-name="P1">10330;5</text:p>
      <text:p text:style-name="P1">10447;5</text:p>
      <text:p text:style-name="P1">10564;5</text:p>
      <text:p text:style-name="P1">10681;5</text:p>
      <text:p text:style-name="P1">10799;5</text:p>
      <text:p text:style-name="P1">10915;5</text:p>
      <text:p text:style-name="P1">11033;5</text:p>
      <text:p text:style-name="P1">11150;5</text:p>
      <text:p text:style-name="P1">11267;5</text:p>
      <text:p text:style-name="P1">11384;5</text:p>
      <text:p text:style-name="P1">11501;5</text:p>
      <text:p text:style-name="P1">11618;5</text:p>
      <text:p text:style-name="P1">11736;5</text:p>
      <text:p text:style-name="P1">11852;5</text:p>
      <text:p text:style-name="P1">11969;5</text:p>
      <text:p text:style-name="P1">12087;5</text:p>
      <text:p text:style-name="P1">12204;5</text:p>
      <text:p text:style-name="P1">12321;5</text:p>
      <text:p text:style-name="P1">12438;4</text:p>
      <text:p text:style-name="P1">12555;5</text:p>
      <text:p text:style-name="P1">12672;5</text:p>
      <text:p text:style-name="P1">12789;5</text:p>
      <text:p text:style-name="P1">12906;5</text:p>
      <text:p text:style-name="P1">13024;6</text:p>
      <text:p text:style-name="P1">13140;334</text:p>
      <text:p text:style-name="P1">13316;333</text:p>
      <text:p text:style-name="P1">13529;334</text:p>
      <text:p text:style-name="P1">13742;334</text:p>
      <text:p text:style-name="P1">13954;333</text:p>
      <text:p text:style-name="P1">14167;334</text:p>
      <text:p text:style-name="P1">14380;334</text:p>
      <text:p text:style-name="P1">14592;334</text:p>
      <text:p text:style-name="P1">14804;333</text:p>
      <text:p text:style-name="P1">15017;334</text:p>
      <text:p text:style-name="P1">15230;334</text:p>
      <text:p text:style-name="P1">15442;333</text:p>
      <text:p text:style-name="P1">15655;333</text:p>
      <text:p text:style-name="P1">15868;334</text:p>
      <text:p text:style-name="P1">16081;334</text:p>
      <text:p text:style-name="P1">16294;333</text:p>
      <text:p text:style-name="P1">16506;333</text:p>
      <text:p text:style-name="P1">16719;334</text:p>
      <text:p text:style-name="P1">16932;334</text:p>
      <text:p text:style-name="P1">17145;334</text:p>
      <text:p text:style-name="P1">17358;333</text:p>
      <text:p text:style-name="P1">17570;333</text:p>
      <text:p text:style-name="P1"><text:soft-page-break/>17783;334</text:p>
      <text:p text:style-name="P1">17996;335</text:p>
      <text:p text:style-name="P1">18209;334</text:p>
      <text:p text:style-name="P1">18422;335</text:p>
      <text:p text:style-name="P1">18634;334</text:p>
      <text:p text:style-name="P1">18847;334</text:p>
      <text:p text:style-name="P1">19060;334</text:p>
      <text:p text:style-name="P1">19273;334</text:p>
      <text:p text:style-name="P1">19486;334</text:p>
      <text:p text:style-name="P1">19699;335</text:p>
      <text:p text:style-name="P1">19911;334</text:p>
      <text:p text:style-name="P1">20124;333</text:p>
      <text:p text:style-name="P1">20337;333</text:p>
      <text:p text:style-name="P1">20550;333</text:p>
      <text:p text:style-name="P1">20762;333</text:p>
      <text:p text:style-name="P1">20975;333</text:p>
      <text:p text:style-name="P1">21187;333</text:p>
      <text:p text:style-name="P1">21400;334</text:p>
      <text:p text:style-name="P1">21613;334</text:p>
      <text:p text:style-name="P1">21826;334</text:p>
      <text:p text:style-name="P1">22039;334</text:p>
      <text:p text:style-name="P1">22252;334</text:p>
      <text:p text:style-name="P1">22464;335</text:p>
      <text:p text:style-name="P1">22677;333</text:p>
      <text:p text:style-name="P1">22890;334</text:p>
      <text:p text:style-name="P1">23103;335</text:p>
      <text:p text:style-name="P1">23315;333</text:p>
      <text:p text:style-name="P1">23528;334</text:p>
      <text:p text:style-name="P1">23741;334</text:p>
      <text:p text:style-name="P1">23954;334</text:p>
      <text:p text:style-name="P1">24167;334</text:p>
      <text:p text:style-name="P1">24379;334</text:p>
      <text:p text:style-name="P1">24592;333</text:p>
      <text:p text:style-name="P1">24805;335</text:p>
      <text:p text:style-name="P1">25018;335</text:p>
      <text:p text:style-name="P1">25231;335</text:p>
      <text:p text:style-name="P1">25444;334</text:p>
      <text:p text:style-name="P1">25657;333</text:p>
      <text:p text:style-name="P1">25869;334</text:p>
      <text:p text:style-name="P1">26082;334</text:p>
      <text:p text:style-name="P1">26295;334</text:p>
      <text:p text:style-name="P1">26508;334</text:p>
      <text:p text:style-name="P1">26721;334</text:p>
      <text:p text:style-name="P1">26934;335</text:p>
      <text:p text:style-name="P1">27147;335</text:p>
      <text:p text:style-name="P1">27359;335</text:p>
      <text:p text:style-name="P1">27573;334</text:p>
      <text:p text:style-name="P1">27785;334</text:p>
      <text:p text:style-name="P1">27998;334</text:p>
      <text:p text:style-name="P1">28211;334</text:p>
      <text:p text:style-name="P1">28424;334</text:p>
      <text:p text:style-name="P1">28637;334</text:p>
      <text:p text:style-name="P1"><text:soft-page-break/>28850;334</text:p>
      <text:p text:style-name="P1">29063;333</text:p>
      <text:p text:style-name="P1">29275;333</text:p>
      <text:p text:style-name="P1">29488;332</text:p>
      <text:p text:style-name="P1">29700;329</text:p>
      <text:p text:style-name="P1">29912;-1</text:p>
      <text:p text:style-name="P1">30120;-1</text:p>
      <text:p text:style-name="P1">30330;-1</text:p>
      <text:p text:style-name="P1">30540;320</text:p>
      <text:p text:style-name="P1">30721;321</text:p>
      <text:p text:style-name="P1">30929;320</text:p>
      <text:p text:style-name="P1">31138;321</text:p>
      <text:p text:style-name="P1">31347;320</text:p>
      <text:p text:style-name="P1">31556;320</text:p>
      <text:p text:style-name="P1">31765;320</text:p>
      <text:p text:style-name="P1">31974;320</text:p>
      <text:p text:style-name="P1">32183;320</text:p>
      <text:p text:style-name="P1">32392;321</text:p>
      <text:p text:style-name="P1">32601;320</text:p>
      <text:p text:style-name="P1">32809;321</text:p>
      <text:p text:style-name="P1">33018;320</text:p>
      <text:p text:style-name="P1">33227;318</text:p>
      <text:p text:style-name="P1">33435;317</text:p>
      <text:p text:style-name="P1">33664;-1</text:p>
      <text:p text:style-name="P1">33873;-1</text:p>
      <text:p text:style-name="P1">34044;314</text:p>
      <text:p text:style-name="P1">34251;313</text:p>
      <text:p text:style-name="P1">34457;312</text:p>
      <text:p text:style-name="P1">34664;313</text:p>
      <text:p text:style-name="P1">34871;312</text:p>
      <text:p text:style-name="P1">35078;311</text:p>
      <text:p text:style-name="P1">35283;312</text:p>
      <text:p text:style-name="P1">35490;309</text:p>
      <text:p text:style-name="P1">35696;307</text:p>
      <text:p text:style-name="P1">35901;306</text:p>
      <text:p text:style-name="P1">36106;304</text:p>
      <text:p text:style-name="P1">36310;304</text:p>
      <text:p text:style-name="P1">36513;302</text:p>
      <text:p text:style-name="P1">36717;299</text:p>
      <text:p text:style-name="P1">36920;298</text:p>
      <text:p text:style-name="P1">37123;297</text:p>
      <text:p text:style-name="P1">37324;296</text:p>
      <text:p text:style-name="P1">37526;-1</text:p>
      <text:p text:style-name="P1">37736;292</text:p>
      <text:p text:style-name="P1">37928;291</text:p>
      <text:p text:style-name="P1">38129;290</text:p>
      <text:p text:style-name="P1">38329;289</text:p>
      <text:p text:style-name="P1">38529;289</text:p>
      <text:p text:style-name="P1">38728;287</text:p>
      <text:p text:style-name="P1">38928;287</text:p>
      <text:p text:style-name="P1">39127;287</text:p>
      <text:p text:style-name="P1">39326;286</text:p>
      <text:p text:style-name="P1"><text:soft-page-break/>39525;284</text:p>
      <text:p text:style-name="P1">39723;281</text:p>
      <text:p text:style-name="P1">39920;279</text:p>
      <text:p text:style-name="P1">40117;278</text:p>
      <text:p text:style-name="P1">40313;277</text:p>
      <text:p text:style-name="P1">40510;-1</text:p>
      <text:p text:style-name="P1">40727;274</text:p>
      <text:p text:style-name="P1">40908;273</text:p>
      <text:p text:style-name="P1">41104;272</text:p>
      <text:p text:style-name="P1">41298;270</text:p>
      <text:p text:style-name="P1">41493;270</text:p>
      <text:p text:style-name="P1">41688;268</text:p>
      <text:p text:style-name="P1">41881;265</text:p>
      <text:p text:style-name="P1">42074;263</text:p>
      <text:p text:style-name="P1">42266;263</text:p>
      <text:p text:style-name="P1">42459;263</text:p>
      <text:p text:style-name="P1">42651;263</text:p>
      <text:p text:style-name="P1">42843;262</text:p>
      <text:p text:style-name="P1">43035;263</text:p>
      <text:p text:style-name="P1">43228;263</text:p>
      <text:p text:style-name="P1">43419;262</text:p>
      <text:p text:style-name="P1">43612;263</text:p>
      <text:p text:style-name="P1">43804;263</text:p>
      <text:p text:style-name="P1">43996;263</text:p>
      <text:p text:style-name="P1">44188;263</text:p>
      <text:p text:style-name="P1">44381;263</text:p>
      <text:p text:style-name="P1">44573;263</text:p>
      <text:p text:style-name="P1">44765;263</text:p>
      <text:p text:style-name="P1">44957;263</text:p>
      <text:p text:style-name="P1">45150;263</text:p>
      <text:p text:style-name="P1">45342;264</text:p>
      <text:p text:style-name="P1">45535;263</text:p>
      <text:p text:style-name="P1">45726;262</text:p>
      <text:p text:style-name="P1">45919;261</text:p>
      <text:p text:style-name="P1">46110;258</text:p>
      <text:p text:style-name="P1">46301;255</text:p>
      <text:p text:style-name="P1">46490;254</text:p>
      <text:p text:style-name="P1">46680;251</text:p>
      <text:p text:style-name="P1">46869;251</text:p>
      <text:p text:style-name="P1">47057;248</text:p>
      <text:p text:style-name="P1">47245;246</text:p>
      <text:p text:style-name="P1">47432;245</text:p>
      <text:p text:style-name="P1">47620;244</text:p>
      <text:p text:style-name="P1">47806;245</text:p>
      <text:p text:style-name="P1">47993;244</text:p>
      <text:p text:style-name="P1">48181;245</text:p>
      <text:p text:style-name="P1">48367;245</text:p>
      <text:p text:style-name="P1">48555;245</text:p>
      <text:p text:style-name="P1">48742;246</text:p>
      <text:p text:style-name="P1">48928;245</text:p>
      <text:p text:style-name="P1">49116;245</text:p>
      <text:p text:style-name="P1">49302;244</text:p>
      <text:p text:style-name="P1"><text:soft-page-break/>49488;242</text:p>
      <text:p text:style-name="P1">49675;240</text:p>
      <text:p text:style-name="P1">49860;240</text:p>
      <text:p text:style-name="P1">50045;-1</text:p>
      <text:p text:style-name="P1">50255;238</text:p>
      <text:p text:style-name="P1">50436;238</text:p>
      <text:p text:style-name="P1">50621;235</text:p>
      <text:p text:style-name="P1">50804;232</text:p>
      <text:p text:style-name="P1">50988;230</text:p>
      <text:p text:style-name="P1">51170;227</text:p>
      <text:p text:style-name="P1">51352;226</text:p>
      <text:p text:style-name="P1">51533;225</text:p>
      <text:p text:style-name="P1">51715;222</text:p>
      <text:p text:style-name="P1">51895;220</text:p>
      <text:p text:style-name="P1">52075;218</text:p>
      <text:p text:style-name="P1">52254;216</text:p>
      <text:p text:style-name="P1">52432;214</text:p>
      <text:p text:style-name="P1">52611;213</text:p>
      <text:p text:style-name="P1">52789;-1</text:p>
      <text:p text:style-name="P1">52998;214</text:p>
      <text:p text:style-name="P1">53218;-1</text:p>
      <text:p text:style-name="P1">53379;-1</text:p>
      <text:p text:style-name="P1">53588;215</text:p>
      <text:p text:style-name="P1">53764;218</text:p>
      <text:p text:style-name="P1">53942;-1</text:p>
      <text:p text:style-name="P1">54156;217</text:p>
      <text:p text:style-name="P1">54327;-1</text:p>
      <text:p text:style-name="P1">54537;-1</text:p>
      <text:p text:style-name="P1">54747;-1</text:p>
      <text:p text:style-name="P1">54957;-1</text:p>
      <text:p text:style-name="P1">55166;-1</text:p>
      <text:p text:style-name="P1">55376;-1</text:p>
      <text:p text:style-name="P1">55537;-1</text:p>
      <text:p text:style-name="P1">55747;196</text:p>
      <text:p text:style-name="P1">55962;-1</text:p>
      <text:p text:style-name="P1">56172;-1</text:p>
      <text:p text:style-name="P1">56333;197</text:p>
      <text:p text:style-name="P1">56552;-1</text:p>
      <text:p text:style-name="P1">56713;-1</text:p>
      <text:p text:style-name="P1">56923;-1</text:p>
      <text:p text:style-name="P1">57135;-1</text:p>
      <text:p text:style-name="P1">57345;-1</text:p>
      <text:p text:style-name="P1">57508;196</text:p>
      <text:p text:style-name="P1">57680;196</text:p>
      <text:p text:style-name="P1">57853;195</text:p>
      <text:p text:style-name="P1">58027;196</text:p>
      <text:p text:style-name="P1">58199;195</text:p>
      <text:p text:style-name="P1">58372;196</text:p>
      <text:p text:style-name="P1">58544;195</text:p>
      <text:p text:style-name="P1">58717;192</text:p>
      <text:p text:style-name="P1">58888;192</text:p>
      <text:p text:style-name="P1">59103;-1</text:p>
      <text:p text:style-name="P1"><text:soft-page-break/>59313;-1</text:p>
      <text:p text:style-name="P1">59475;190</text:p>
      <text:p text:style-name="P1">59689;188</text:p>
      <text:p text:style-name="P1">59854;188</text:p>
      <text:p text:style-name="P1">60069;-1</text:p>
      <text:p text:style-name="P1">60280;-1</text:p>
      <text:p text:style-name="P1">60441;-1</text:p>
      <text:p text:style-name="P1">60650;-1</text:p>
      <text:p text:style-name="P1">60860;-1</text:p>
      <text:p text:style-name="P1">61072;-1</text:p>
      <text:p text:style-name="P1">61282;-1</text:p>
      <text:p text:style-name="P1">61443;-1</text:p>
      <text:p text:style-name="P1">61652;188</text:p>
      <text:p text:style-name="P1">61867;-1</text:p>
      <text:p text:style-name="P1">62029;-1</text:p>
      <text:p text:style-name="P1">62241;-1</text:p>
      <text:p text:style-name="P1">62451;-1</text:p>
      <text:p text:style-name="P1">62661;-1</text:p>
      <text:p text:style-name="P1">62871;-1</text:p>
      <text:p text:style-name="P1">63032;-1</text:p>
      <text:p text:style-name="P1">63242;-1</text:p>
      <text:p text:style-name="P1">63454;-1</text:p>
      <text:p text:style-name="P1">63663;-1</text:p>
      <text:p text:style-name="P1">63825;187</text:p>
      <text:p text:style-name="P1">64039;-1</text:p>
      <text:p text:style-name="P1">64249;-1</text:p>
      <text:p text:style-name="P1">64459;-1</text:p>
      <text:p text:style-name="P1">64620;-1</text:p>
      <text:p text:style-name="P1">64830;-1</text:p>
      <text:p text:style-name="P1">65040;187</text:p>
      <text:p text:style-name="P1">65254;-1</text:p>
      <text:p text:style-name="P1">65415;-1</text:p>
      <text:p text:style-name="P1">65625;-1</text:p>
      <text:p text:style-name="P1">65833;-1</text:p>
      <text:p text:style-name="P1">66044;-1</text:p>
      <text:p text:style-name="P1">66253;-1</text:p>
      <text:p text:style-name="P1">66463;-1</text:p>
      <text:p text:style-name="P1">66624;-1</text:p>
      <text:p text:style-name="P1">66834;-1</text:p>
      <text:p text:style-name="P1">67044;-1</text:p>
      <text:p text:style-name="P1">67256;-1</text:p>
      <text:p text:style-name="P1">67466;-1</text:p>
      <text:p text:style-name="P1">67627;-1</text:p>
      <text:p text:style-name="P1">67836;187</text:p>
      <text:p text:style-name="P1">68004;-1</text:p>
      <text:p text:style-name="P1">68216;-1</text:p>
      <text:p text:style-name="P1">68426;-1</text:p>
      <text:p text:style-name="P1">68636;-1</text:p>
      <text:p text:style-name="P1">68799;186</text:p>
      <text:p text:style-name="P1">68969;188</text:p>
      <text:p text:style-name="P1">69182;186</text:p>
      <text:p text:style-name="P1">69348;186</text:p>
      <text:p text:style-name="P1"><text:soft-page-break/>69517;187</text:p>
      <text:p text:style-name="P1">69688;188</text:p>
      <text:p text:style-name="P1">69903;-1</text:p>
      <text:p text:style-name="P1">70066;186</text:p>
      <text:p text:style-name="P1">70236;-1</text:p>
      <text:p text:style-name="P1">70448;185</text:p>
      <text:p text:style-name="P1">70614;186</text:p>
      <text:p text:style-name="P1">70784;-1</text:p>
      <text:p text:style-name="P1">70993;185</text:p>
      <text:p text:style-name="P1">71161;-1</text:p>
      <text:p text:style-name="P1">71372;-1</text:p>
      <text:p text:style-name="P1">71582;181</text:p>
      <text:p text:style-name="P1">71747;185</text:p>
      <text:p text:style-name="P1">71962;-1</text:p>
      <text:p text:style-name="P1">72124;184</text:p>
      <text:p text:style-name="P1">72338;182</text:p>
      <text:p text:style-name="P1">72502;181</text:p>
      <text:p text:style-name="P1">72670;181</text:p>
      <text:p text:style-name="P1">72839;179</text:p>
      <text:p text:style-name="P1">73007;180</text:p>
      <text:p text:style-name="P1">73175;179</text:p>
      <text:p text:style-name="P1">73342;178</text:p>
      <text:p text:style-name="P1">73510;177</text:p>
      <text:p text:style-name="P1">73677;176</text:p>
      <text:p text:style-name="P1">73844;174</text:p>
      <text:p text:style-name="P1">74056;172</text:p>
      <text:p text:style-name="P1">74220;172</text:p>
      <text:p text:style-name="P1">74386;171</text:p>
      <text:p text:style-name="P1">74551;170</text:p>
      <text:p text:style-name="P1">74717;168</text:p>
      <text:p text:style-name="P1">74881;166</text:p>
      <text:p text:style-name="P1">75044;164</text:p>
      <text:p text:style-name="P1">75208;163</text:p>
      <text:p text:style-name="P1">75371;163</text:p>
      <text:p text:style-name="P1">75535;163</text:p>
      <text:p text:style-name="P1">75698;163</text:p>
      <text:p text:style-name="P1">75860;163</text:p>
      <text:p text:style-name="P1">76024;163</text:p>
      <text:p text:style-name="P1">76187;162</text:p>
      <text:p text:style-name="P1">76350;163</text:p>
      <text:p text:style-name="P1">76514;162</text:p>
      <text:p text:style-name="P1">76677;162</text:p>
      <text:p text:style-name="P1">76839;161</text:p>
      <text:p text:style-name="P1">77002;158</text:p>
      <text:p text:style-name="P1">77164;157</text:p>
      <text:p text:style-name="P1">77325;155</text:p>
      <text:p text:style-name="P1">77486;154</text:p>
      <text:p text:style-name="P1">77646;153</text:p>
      <text:p text:style-name="P1">77807;152</text:p>
      <text:p text:style-name="P1">77967;152</text:p>
      <text:p text:style-name="P1">78127;150</text:p>
      <text:p text:style-name="P1">78286;149</text:p>
      <text:p text:style-name="P1"><text:soft-page-break/>78445;149</text:p>
      <text:p text:style-name="P1">78605;147</text:p>
      <text:p text:style-name="P1">78763;145</text:p>
      <text:p text:style-name="P1">78921;144</text:p>
      <text:p text:style-name="P1">79079;143</text:p>
      <text:p text:style-name="P1">79236;142</text:p>
      <text:p text:style-name="P1">79393;142</text:p>
      <text:p text:style-name="P1">79550;143</text:p>
      <text:p text:style-name="P1">79708;142</text:p>
      <text:p text:style-name="P1">79864;142</text:p>
      <text:p text:style-name="P1">80022;141</text:p>
      <text:p text:style-name="P1">80179;142</text:p>
      <text:p text:style-name="P1">80335;141</text:p>
      <text:p text:style-name="P1">80493;141</text:p>
      <text:p text:style-name="P1">80650;140</text:p>
      <text:p text:style-name="P1">80805;137</text:p>
      <text:p text:style-name="P1">80961;134</text:p>
      <text:p text:style-name="P1">81116;132</text:p>
      <text:p text:style-name="P1">81270;131</text:p>
      <text:p text:style-name="P1">81424;129</text:p>
      <text:p text:style-name="P1">81577;127</text:p>
      <text:p text:style-name="P1">81730;125</text:p>
      <text:p text:style-name="P1">81883;124</text:p>
      <text:p text:style-name="P1">82034;122</text:p>
      <text:p text:style-name="P1">82185;121</text:p>
      <text:p text:style-name="P1">82336;118</text:p>
      <text:p text:style-name="P1">82487;116</text:p>
      <text:p text:style-name="P1">82636;116</text:p>
      <text:p text:style-name="P1">82786;114</text:p>
      <text:p text:style-name="P1">82934;113</text:p>
      <text:p text:style-name="P1">83083;113</text:p>
      <text:p text:style-name="P1">83232;112</text:p>
      <text:p text:style-name="P1">83381;113</text:p>
      <text:p text:style-name="P1">83529;113</text:p>
      <text:p text:style-name="P1">83678;113</text:p>
      <text:p text:style-name="P1">83826;113</text:p>
      <text:p text:style-name="P1">83975;113</text:p>
      <text:p text:style-name="P1">84123;112</text:p>
      <text:p text:style-name="P1">84272;111</text:p>
      <text:p text:style-name="P1">84420;109</text:p>
      <text:p text:style-name="P1">84568;107</text:p>
      <text:p text:style-name="P1">84714;105</text:p>
      <text:p text:style-name="P1">84860;102</text:p>
      <text:p text:style-name="P1">85006;101</text:p>
      <text:p text:style-name="P1">85151;99</text:p>
      <text:p text:style-name="P1">85296;98</text:p>
      <text:p text:style-name="P1">85440;97</text:p>
      <text:p text:style-name="P1">85584;96</text:p>
      <text:p text:style-name="P1">85728;95</text:p>
      <text:p text:style-name="P1">85871;94</text:p>
      <text:p text:style-name="P1">86014;94</text:p>
      <text:p text:style-name="P1">86157;93</text:p>
      <text:p text:style-name="P1"><text:soft-page-break/>86299;91</text:p>
      <text:p text:style-name="P1">86441;90</text:p>
      <text:p text:style-name="P1">86584;89</text:p>
      <text:p text:style-name="P1">86725;87</text:p>
      <text:p text:style-name="P1">86866;86</text:p>
      <text:p text:style-name="P1">87007;84</text:p>
      <text:p text:style-name="P1">87147;83</text:p>
      <text:p text:style-name="P1">87286;83</text:p>
      <text:p text:style-name="P1">87427;83</text:p>
      <text:p text:style-name="P1">87566;82</text:p>
      <text:p text:style-name="P1">87706;82</text:p>
      <text:p text:style-name="P1">87845;82</text:p>
      <text:p text:style-name="P1">87985;81</text:p>
      <text:p text:style-name="P1">88125;82</text:p>
      <text:p text:style-name="P1">88264;81</text:p>
      <text:p text:style-name="P1">88403;79</text:p>
      <text:p text:style-name="P1">88542;77</text:p>
      <text:p text:style-name="P1">88681;77</text:p>
      <text:p text:style-name="P1">88818;75</text:p>
      <text:p text:style-name="P1">88956;74</text:p>
      <text:p text:style-name="P1">89094;72</text:p>
      <text:p text:style-name="P1">89230;72</text:p>
      <text:p text:style-name="P1">89367;71</text:p>
      <text:p text:style-name="P1">89503;70</text:p>
      <text:p text:style-name="P1">89639;69</text:p>
      <text:p text:style-name="P1">89775;67</text:p>
      <text:p text:style-name="P1">89911;67</text:p>
      <text:p text:style-name="P1">90046;66</text:p>
      <text:p text:style-name="P1">90180;64</text:p>
      <text:p text:style-name="P1">90315;63</text:p>
      <text:p text:style-name="P1">90449;62</text:p>
      <text:p text:style-name="P1">90583;60</text:p>
      <text:p text:style-name="P1">90716;58</text:p>
      <text:p text:style-name="P1">90849;57</text:p>
      <text:p text:style-name="P1">90981;55</text:p>
      <text:p text:style-name="P1">91113;54</text:p>
      <text:p text:style-name="P1">91244;52</text:p>
      <text:p text:style-name="P1">91375;50</text:p>
      <text:p text:style-name="P1">91505;49</text:p>
      <text:p text:style-name="P1">91635;48</text:p>
      <text:p text:style-name="P1">91765;47</text:p>
      <text:p text:style-name="P1">91894;45</text:p>
      <text:p text:style-name="P1">92023;45</text:p>
      <text:p text:style-name="P1">92152;43</text:p>
      <text:p text:style-name="P1">92280;41</text:p>
      <text:p text:style-name="P1">92408;40</text:p>
      <text:p text:style-name="P1">92536;39</text:p>
      <text:p text:style-name="P1">92663;38</text:p>
      <text:p text:style-name="P1">92790;37</text:p>
      <text:p text:style-name="P1">92916;35</text:p>
      <text:p text:style-name="P1">93042;34</text:p>
      <text:p text:style-name="P1">93168;32</text:p>
      <text:p text:style-name="P1"><text:soft-page-break/>93293;32</text:p>
      <text:p text:style-name="P1">93418;30</text:p>
      <text:p text:style-name="P1">93543;29</text:p>
      <text:p text:style-name="P1">93667;28</text:p>
      <text:p text:style-name="P1">93791;27</text:p>
      <text:p text:style-name="P1">93915;25</text:p>
      <text:p text:style-name="P1">94038;25</text:p>
      <text:p text:style-name="P1">94160;23</text:p>
      <text:p text:style-name="P1">94283;21</text:p>
      <text:p text:style-name="P1">94405;20</text:p>
      <text:p text:style-name="P1">94527;19</text:p>
      <text:p text:style-name="P1">94648;18</text:p>
      <text:p text:style-name="P1">94769;17</text:p>
      <text:p text:style-name="P1">94889;16</text:p>
      <text:p text:style-name="P1">95010;15</text:p>
      <text:p text:style-name="P1">95130;14</text:p>
      <text:p text:style-name="P1">95250;13</text:p>
      <text:p text:style-name="P1">95370;13</text:p>
      <text:p text:style-name="P1">95490;12</text:p>
      <text:p text:style-name="P1">95609;11</text:p>
      <text:p text:style-name="P1">95728;11</text:p>
      <text:p text:style-name="P1">95847;10</text:p>
      <text:p text:style-name="P1">95966;10</text:p>
      <text:p text:style-name="P1">96084;9</text:p>
      <text:p text:style-name="P1">96203;9</text:p>
      <text:p text:style-name="P1">96321;8</text:p>
      <text:p text:style-name="P1">96439;8</text:p>
      <text:p text:style-name="P1">96558;7</text:p>
      <text:p text:style-name="P1">96675;7</text:p>
      <text:p text:style-name="P1">96793;7</text:p>
      <text:p text:style-name="P1">96911;6</text:p>
      <text:p text:style-name="P1">97029;6</text:p>
      <text:p text:style-name="P1">97146;6</text:p>
      <text:p text:style-name="P1">97264;5</text:p>
      <text:p text:style-name="P1">97381;5</text:p>
      <text:p text:style-name="P1">97499;5</text:p>
      <text:p text:style-name="P1">97615;5</text:p>
      <text:p text:style-name="P1">97733;5</text:p>
      <text:p text:style-name="P1">97850;5</text:p>
      <text:p text:style-name="P1">97967;4</text:p>
      <text:p text:style-name="P1">98084;5</text:p>
      <text:p text:style-name="P1">98201;4</text:p>
      <text:p text:style-name="P1">98318;5</text:p>
      <text:p text:style-name="P1">98436;5</text:p>
      <text:p text:style-name="P1">98552;4</text:p>
      <text:p text:style-name="P1">98669;4</text:p>
      <text:p text:style-name="P1">98786;5</text:p>
      <text:p text:style-name="P1">98904;5</text:p>
      <text:p text:style-name="P1">99020;5</text:p>
      <text:p text:style-name="P1">99137;5</text:p>
      <text:p text:style-name="P1">99255;4</text:p>
      <text:p text:style-name="P1">99372;5</text:p>
      <text:p text:style-name="P1"><text:soft-page-break/>99488;5</text:p>
      <text:p text:style-name="P1">99606;5</text:p>
      <text:p text:style-name="P1">99723;5</text:p>
      <text:p text:style-name="P1">99840;4</text:p>
      <text:p text:style-name="P1">99957;5</text:p>
      <text:p text:style-name="P1">100074;5</text:p>
      <text:p text:style-name="P1">100191;5</text:p>
      <text:p text:style-name="P1">100308;5</text:p>
      <text:p text:style-name="P1">100425;5</text:p>
      <text:p text:style-name="P1">100542;5</text:p>
      <text:p text:style-name="P1">100660;5</text:p>
      <text:p text:style-name="P1">100776;5</text:p>
      <text:p text:style-name="P1">100894;4</text:p>
      <text:p text:style-name="P1">101011;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9:59:01.885839753</meta:creation-date>
    <dc:date>2018-06-22T19:59:56.838950824</dc:date>
    <meta:editing-duration>PT55S</meta:editing-duration>
    <meta:editing-cycles>1</meta:editing-cycles>
    <meta:document-statistic meta:table-count="0" meta:image-count="0" meta:object-count="0" meta:page-count="12" meta:paragraph-count="586" meta:word-count="586" meta:character-count="4893" meta:non-whitespace-character-count="4892"/>
    <meta:generator>LibreOffice/5.1.6.2$Linux_X86_64 LibreOffice_project/10m0$Build-2</meta:generator>
  </office:meta>
</office:document-meta>
</file>